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216210153A2C430573D.png" manifest:media-type="image/png"/>
  <manifest:file-entry manifest:full-path="Pictures/100002010000025800000234524223DAD1E1C14D.png" manifest:media-type="image/png"/>
  <manifest:file-entry manifest:full-path="Pictures/100002010000025800000234CCC5CF1B4D1750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-ExtB" svg:font-family="PMingLiU-ExtB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c0000" draw:textarea-horizontal-align="justify" draw:textarea-vertical-align="middle" draw:auto-grow-height="false" fo:min-height="4.05cm" fo:min-width="4.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8.75cm" fo:min-width="8.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9c383" draw:textarea-horizontal-align="justify" draw:textarea-vertical-align="middle" draw:auto-grow-height="false" fo:min-height="13.95cm" fo:min-width="18.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572cm, 9.82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573cm, 10.019cm, 6.099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701cm, 11.27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17cm, 10.5cm, 5.202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99cm, 5.901cm, 5.02cm, 5.671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99cm, 0cm, 4.52cm, 10.899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117cm, 11.3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17cm, 4.901cm, 0cm, 5.77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317cm, 0cm, 0cm, 10.271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21cm, 10.4cm, 5.401cm, 0cm)" draw:image-opacity="7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21cm, 0cm, 5.501cm, 10.473cm)" draw:image-opacity="78%" style:mirror="none"/>
    </style:style>
    <style:style style:name="gr16" style:family="graphic" style:parent-style-name="Object_20_with_20_no_20_fill_20_and_20_no_20_line">
      <style:graphic-properties draw:opacity="100%" draw:textarea-vertical-align="middle" draw:color-mode="standard" draw:luminance="0%" draw:contrast="0%" draw:gamma="100%" draw:red="0%" draw:green="0%" draw:blue="0%" fo:clip="rect(10.221cm, 5.201cm, 0.501cm, 5.973cm)" draw:image-opacity="74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9cm, 9.9cm, 0cm)" draw:image-opacity="81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8cm, 10.573cm)" draw:image-opacity="86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21cm, 0cm, 0cm, 11.073cm)" draw:image-opacity="79%" style:mirror="none"/>
    </style:style>
    <style:style style:name="gr20" style:family="graphic" style:parent-style-name="standard">
      <style:graphic-properties draw:fill-color="#fffffe" draw:textarea-horizontal-align="justify" draw:textarea-vertical-align="middle" draw:auto-grow-height="false" fo:min-height="11.05cm" fo:min-width="17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9cm, 9.9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8cm, 10.573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21cm, 10.5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21cm, 0cm, 0cm, 11.073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21cm, 10.4cm, 5.401cm, 0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21cm, 5.601cm, 5.101cm, 5.973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21cm, 0cm, 5.501cm, 10.473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21cm, 5.201cm, 0.501cm, 5.973cm)" draw:image-opacity="100%" style:mirror="none"/>
    </style:style>
    <style:style style:name="P1" style:family="paragraph">
      <style:paragraph-properties fo:text-align="center"/>
      <style:text-properties style:font-name="PMingLiU-ExtB" fo:font-weight="bold" style:font-weight-asian="bold" style:font-weight-complex="bold"/>
    </style:style>
    <style:style style:name="P2" style:family="paragraph">
      <loext:graphic-properties draw:fill-color="#dc0000"/>
      <style:paragraph-properties fo:text-align="center"/>
      <style:text-properties style:font-name="PMingLiU-ExtB"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9c383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e"/>
      <style:paragraph-properties fo:text-align="center"/>
    </style:style>
    <style:style style:name="T1" style:family="text">
      <style:text-properties style:font-name="PMingLiU-ExtB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4.3cm" svg:x="6cm" svg:y="20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7cm" svg:height="9cm" svg:x="5.2cm" svg:y="7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499cm" svg:height="14.199cm" svg:x="5.4cm" svg:y="6.801cm">
          <draw:image xlink:href="Pictures/100000000000022400000216210153A2C430573D.png" xlink:type="simple" xlink:show="embed" xlink:actuate="onLoad">
            <text:p/>
          </draw:image>
        </draw:frame>
      </draw:page>
      <draw:page draw:name="page2" draw:style-name="dp1" draw:master-page-name="Default">
        <draw:g>
          <draw:custom-shape draw:style-name="gr4" draw:text-style-name="P5" draw:layer="layout" svg:width="19.1cm" svg:height="14.2cm" svg:x="1.001cm" svg:y="6.7cm">
            <text:p/>
            <draw:enhanced-geometry svg:viewBox="0 0 21600 21600" draw:type="rectangle" draw:enhanced-path="M 0 0 L 21600 0 21600 21600 0 21600 0 0 Z N"/>
          </draw:custom-shape>
          <draw:g>
            <draw:frame draw:style-name="gr5" draw:text-style-name="P4" draw:layer="layout" svg:width="2.452cm" svg:height="2.396cm" svg:x="14.701cm" svg:y="16.9cm">
              <draw:image xlink:href="Pictures/100002010000025800000234524223DAD1E1C14D.png" xlink:type="simple" xlink:show="embed" xlink:actuate="onLoad">
                <text:p/>
              </draw:image>
            </draw:frame>
            <draw:frame draw:style-name="gr6" draw:text-style-name="P4" draw:layer="layout" svg:width="2.027cm" svg:height="2.402cm" svg:x="16.266cm" svg:y="17.517cm">
              <draw:image xlink:href="Pictures/100002010000025800000234524223DAD1E1C14D.png" xlink:type="simple" xlink:show="embed" xlink:actuate="onLoad">
                <text:p/>
              </draw:image>
            </draw:frame>
            <draw:frame draw:style-name="gr7" draw:text-style-name="P4" draw:layer="layout" svg:width="1.944cm" svg:height="2.239cm" svg:x="17.457cm" svg:y="18.695cm">
              <draw:image xlink:href="Pictures/100002010000025800000234524223DAD1E1C14D.png" xlink:type="simple" xlink:show="embed" xlink:actuate="onLoad">
                <text:p/>
              </draw:image>
            </draw:frame>
          </draw:g>
          <draw:frame draw:style-name="gr8" draw:text-style-name="P4" draw:layer="layout" svg:width="3.581cm" svg:height="3cm" svg:x="1.036cm" svg:y="17.6cm">
            <draw:image xlink:href="Pictures/100002010000025800000234524223DAD1E1C14D.png" xlink:type="simple" xlink:show="embed" xlink:actuate="onLoad">
              <text:p/>
            </draw:image>
          </draw:frame>
          <draw:frame draw:style-name="gr9" draw:text-style-name="P4" draw:layer="layout" svg:width="3.396cm" svg:height="4.029cm" draw:transform="rotate (-0.841772298236865) translate (3.039cm 10.2cm)">
            <draw:image xlink:href="Pictures/100002010000025800000234524223DAD1E1C14D.png" xlink:type="simple" xlink:show="embed" xlink:actuate="onLoad">
              <text:p/>
            </draw:image>
          </draw:frame>
          <draw:frame draw:style-name="gr10" draw:text-style-name="P4" draw:layer="layout" svg:width="3.972cm" svg:height="4.073cm" svg:x="0.701cm" svg:y="7.427cm">
            <draw:image xlink:href="Pictures/100002010000025800000234524223DAD1E1C14D.png" xlink:type="simple" xlink:show="embed" xlink:actuate="onLoad">
              <text:p/>
            </draw:image>
          </draw:frame>
          <draw:frame draw:style-name="gr11" draw:text-style-name="P4" draw:layer="layout" svg:width="4cm" svg:height="4.201cm" svg:x="0.301cm" svg:y="13.9cm">
            <draw:image xlink:href="Pictures/100002010000025800000234524223DAD1E1C14D.png" xlink:type="simple" xlink:show="embed" xlink:actuate="onLoad">
              <text:p/>
            </draw:image>
          </draw:frame>
          <draw:frame draw:style-name="gr12" draw:text-style-name="P4" draw:layer="layout" svg:width="3.599cm" svg:height="3.393cm" svg:x="16.901cm" svg:y="13.7cm">
            <draw:image xlink:href="Pictures/100002010000025800000234524223DAD1E1C14D.png" xlink:type="simple" xlink:show="embed" xlink:actuate="onLoad">
              <text:p/>
            </draw:image>
          </draw:frame>
          <draw:frame draw:style-name="gr13" draw:text-style-name="P4" draw:layer="layout" svg:width="3.554cm" svg:height="2.92cm" svg:x="14.247cm" svg:y="14.08cm">
            <draw:image xlink:href="Pictures/100002010000025800000234524223DAD1E1C14D.png" xlink:type="simple" xlink:show="embed" xlink:actuate="onLoad">
              <text:p/>
            </draw:image>
          </draw:frame>
          <draw:frame draw:style-name="gr14" draw:text-style-name="P4" draw:layer="layout" svg:width="3.999cm" svg:height="3.433cm" svg:x="4.101cm" svg:y="17.2cm">
            <draw:image xlink:href="Pictures/100002010000025800000234CCC5CF1B4D175005.png" xlink:type="simple" xlink:show="embed" xlink:actuate="onLoad">
              <text:p/>
            </draw:image>
          </draw:frame>
          <draw:frame draw:style-name="gr15" draw:text-style-name="P4" draw:layer="layout" svg:width="3.5cm" svg:height="3.046cm" svg:x="7.701cm" svg:y="17.354cm">
            <draw:image xlink:href="Pictures/100002010000025800000234CCC5CF1B4D175005.png" xlink:type="simple" xlink:show="embed" xlink:actuate="onLoad">
              <text:p/>
            </draw:image>
          </draw:frame>
          <draw:frame draw:style-name="gr16" draw:text-style-name="P6" draw:layer="layout" svg:width="3.6cm" svg:height="3.217cm" svg:x="11.601cm" svg:y="17.2cm">
            <draw:image xlink:href="Pictures/100002010000025800000234CCC5CF1B4D175005.png" xlink:type="simple" xlink:show="embed" xlink:actuate="onLoad">
              <text:p/>
            </draw:image>
          </draw:frame>
          <draw:frame draw:style-name="gr17" draw:text-style-name="P4" draw:layer="layout" svg:width="4cm" svg:height="3.363cm" svg:x="2.801cm" svg:y="15.037cm">
            <draw:image xlink:href="Pictures/100002010000025800000234CCC5CF1B4D175005.png" xlink:type="simple" xlink:show="embed" xlink:actuate="onLoad">
              <text:p/>
            </draw:image>
          </draw:frame>
          <draw:frame draw:style-name="gr18" draw:text-style-name="P4" draw:layer="layout" svg:width="2.9cm" svg:height="2.802cm" svg:x="16.301cm" svg:y="7.698cm">
            <draw:image xlink:href="Pictures/100002010000025800000234CCC5CF1B4D175005.png" xlink:type="simple" xlink:show="embed" xlink:actuate="onLoad">
              <text:p/>
            </draw:image>
          </draw:frame>
          <draw:frame draw:style-name="gr19" draw:text-style-name="P4" draw:layer="layout" svg:width="3.8cm" svg:height="4.038cm" svg:x="16.001cm" svg:y="10.212cm">
            <draw:image xlink:href="Pictures/100002010000025800000234CCC5CF1B4D175005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20" draw:text-style-name="P7" draw:layer="layout" svg:width="17.5cm" svg:height="11.3cm" svg:x="15.5cm" svg:y="0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99cm" svg:height="5.098cm" svg:x="1.601cm" svg:y="1.602cm">
          <draw:image xlink:href="Pictures/100002010000025800000234524223DAD1E1C14D.png" xlink:type="simple" xlink:show="embed" xlink:actuate="onLoad">
            <text:p/>
          </draw:image>
        </draw:frame>
        <draw:frame draw:style-name="gr6" draw:text-style-name="P4" draw:layer="layout" svg:width="4.199cm" svg:height="4.899cm" svg:x="6.001cm" svg:y="1.701cm">
          <draw:image xlink:href="Pictures/100002010000025800000234524223DAD1E1C14D.png" xlink:type="simple" xlink:show="embed" xlink:actuate="onLoad">
            <text:p/>
          </draw:image>
        </draw:frame>
        <draw:frame draw:style-name="gr7" draw:text-style-name="P4" draw:layer="layout" svg:width="4.6cm" svg:height="5.217cm" svg:x="10.1cm" svg:y="1.782cm">
          <draw:image xlink:href="Pictures/100002010000025800000234524223DAD1E1C14D.png" xlink:type="simple" xlink:show="embed" xlink:actuate="onLoad">
            <text:p/>
          </draw:image>
        </draw:frame>
        <draw:frame draw:style-name="gr8" draw:text-style-name="P4" draw:layer="layout" svg:width="5.371cm" svg:height="4.499cm" svg:x="-0.8cm" svg:y="4.401cm">
          <draw:image xlink:href="Pictures/100002010000025800000234524223DAD1E1C14D.png" xlink:type="simple" xlink:show="embed" xlink:actuate="onLoad">
            <text:p/>
          </draw:image>
        </draw:frame>
        <draw:frame draw:style-name="gr9" draw:text-style-name="P4" draw:layer="layout" svg:width="4.299cm" svg:height="5.099cm" svg:x="3.801cm" svg:y="5.901cm">
          <draw:image xlink:href="Pictures/100002010000025800000234524223DAD1E1C14D.png" xlink:type="simple" xlink:show="embed" xlink:actuate="onLoad">
            <text:p/>
          </draw:image>
        </draw:frame>
        <draw:frame draw:style-name="gr10" draw:text-style-name="P4" draw:layer="layout" svg:width="4.972cm" svg:height="5.099cm" svg:x="7.6cm" svg:y="5.301cm">
          <draw:image xlink:href="Pictures/100002010000025800000234524223DAD1E1C14D.png" xlink:type="simple" xlink:show="embed" xlink:actuate="onLoad">
            <text:p/>
          </draw:image>
        </draw:frame>
        <draw:frame draw:style-name="gr11" draw:text-style-name="P4" draw:layer="layout" svg:width="4.571cm" svg:height="4.801cm" svg:x="13.7cm" svg:y="1.999cm">
          <draw:image xlink:href="Pictures/100002010000025800000234524223DAD1E1C14D.png" xlink:type="simple" xlink:show="embed" xlink:actuate="onLoad">
            <text:p/>
          </draw:image>
        </draw:frame>
        <draw:frame draw:style-name="gr12" draw:text-style-name="P4" draw:layer="layout" svg:width="5.199cm" svg:height="4.901cm" svg:x="12.9cm" svg:y="5.1cm">
          <draw:image xlink:href="Pictures/100002010000025800000234524223DAD1E1C14D.png" xlink:type="simple" xlink:show="embed" xlink:actuate="onLoad">
            <text:p/>
          </draw:image>
        </draw:frame>
        <draw:frame draw:style-name="gr13" draw:text-style-name="P4" draw:layer="layout" svg:width="5.6cm" svg:height="4.601cm" svg:x="10cm" svg:y="7.999cm">
          <draw:image xlink:href="Pictures/100002010000025800000234524223DAD1E1C14D.png" xlink:type="simple" xlink:show="embed" xlink:actuate="onLoad">
            <text:p/>
          </draw:image>
        </draw:frame>
        <draw:frame draw:style-name="gr21" draw:text-style-name="P4" draw:layer="layout" svg:width="5.973cm" svg:height="5.021cm" svg:x="1.9cm" svg:y="11.979cm">
          <draw:image xlink:href="Pictures/100002010000025800000234CCC5CF1B4D175005.png" xlink:type="simple" xlink:show="embed" xlink:actuate="onLoad">
            <text:p/>
          </draw:image>
        </draw:frame>
        <draw:frame draw:style-name="gr22" draw:text-style-name="P4" draw:layer="layout" svg:width="5.3cm" svg:height="5.121cm" svg:x="6cm" svg:y="11.6cm">
          <draw:image xlink:href="Pictures/100002010000025800000234CCC5CF1B4D175005.png" xlink:type="simple" xlink:show="embed" xlink:actuate="onLoad">
            <text:p/>
          </draw:image>
        </draw:frame>
        <draw:frame draw:style-name="gr23" draw:text-style-name="P4" draw:layer="layout" svg:width="5.373cm" svg:height="5.3cm" svg:x="9.827cm" svg:y="11.7cm">
          <draw:image xlink:href="Pictures/100002010000025800000234CCC5CF1B4D175005.png" xlink:type="simple" xlink:show="embed" xlink:actuate="onLoad">
            <text:p/>
          </draw:image>
        </draw:frame>
        <draw:frame draw:style-name="gr24" draw:text-style-name="P4" draw:layer="layout" svg:width="4.8cm" svg:height="5.1cm" svg:x="13.9cm" svg:y="11.7cm">
          <draw:image xlink:href="Pictures/100002010000025800000234CCC5CF1B4D175005.png" xlink:type="simple" xlink:show="embed" xlink:actuate="onLoad">
            <text:p/>
          </draw:image>
        </draw:frame>
        <draw:frame draw:style-name="gr25" draw:text-style-name="P4" draw:layer="layout" svg:width="5.473cm" svg:height="4.699cm" svg:x="3.126cm" svg:y="14.4cm">
          <draw:image xlink:href="Pictures/100002010000025800000234CCC5CF1B4D175005.png" xlink:type="simple" xlink:show="embed" xlink:actuate="onLoad">
            <text:p/>
          </draw:image>
        </draw:frame>
        <draw:frame draw:style-name="gr26" draw:text-style-name="P4" draw:layer="layout" svg:width="4.299cm" svg:height="5.399cm" svg:x="9.1cm" svg:y="14cm">
          <draw:image xlink:href="Pictures/100002010000025800000234CCC5CF1B4D175005.png" xlink:type="simple" xlink:show="embed" xlink:actuate="onLoad">
            <text:p/>
          </draw:image>
        </draw:frame>
        <draw:frame draw:style-name="gr27" draw:text-style-name="P4" draw:layer="layout" svg:width="5.4cm" svg:height="4.699cm" svg:x="13.6cm" svg:y="14.3cm">
          <draw:image xlink:href="Pictures/100002010000025800000234CCC5CF1B4D175005.png" xlink:type="simple" xlink:show="embed" xlink:actuate="onLoad">
            <text:p/>
          </draw:image>
        </draw:frame>
        <draw:frame draw:style-name="gr28" draw:text-style-name="P4" draw:layer="layout" svg:width="4.699cm" svg:height="4.199cm" svg:x="9.1cm" svg:y="19.8cm">
          <draw:image xlink:href="Pictures/100002010000025800000234CCC5CF1B4D175005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0" draw:text-style-name="P7" draw:layer="layout" svg:width="17.5cm" svg:height="11.3cm" svg:x="1.7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7.5cm" svg:height="11.3cm" svg:x="1.7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7.5cm" svg:height="11.3cm" svg:x="-2.2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872cm" svg:height="14.919cm" svg:x="-1.172cm" svg:y="1.781cm">
          <draw:image xlink:href="Pictures/100002010000025800000234524223DAD1E1C14D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20" draw:text-style-name="P7" draw:layer="layout" svg:width="17.5cm" svg:height="11.3cm" svg:x="1.7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7.5cm" svg:height="11.3cm" svg:x="1.7cm" svg:y="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7.5cm" svg:height="11.3cm" svg:x="1.7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872cm" svg:height="14.919cm" svg:x="4.3cm" svg:y="6.201cm">
          <draw:image xlink:href="Pictures/100002010000025800000234524223DAD1E1C14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-ExtB" svg:font-family="PMingLiU-ExtB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1:18:06.447000000</meta:creation-date>
    <dc:date>2017-09-06T11:50:40.141000000</dc:date>
    <meta:editing-duration>PT10S</meta:editing-duration>
    <meta:editing-cycles>1</meta:editing-cycles>
    <meta:generator>LibreOffice/5.4.0.3$Windows_x86 LibreOffice_project/7556cbc6811c9d992f4064ab9287069087d7f62c</meta:generator>
    <meta:document-statistic meta:object-count="47"/>
  </office:meta>
</office:document-meta>
</file>